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office:value-type="string">
            <text:p>concatenate</text:p>
          </table:table-cell>
          <table:table-cell table:style-name="ce37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17_11-06-55_000.jpg</text:p>
          </table:table-cell>
          <table:table-cell table:style-name="ce20" office:value-type="string">
            <text:p>:m RES 1*2 / free# JVEMV6 68#_17:s-1 / 68. theoretical-physics(tp) / w=外積；；,topics=~,other=thought+,s=~,i=~,doc=r-1-3~1#8~1#5</text:p>
          </table:table-cell>
          <table:table-cell table:style-name="ce4"/>
          <table:table-cell table:style-name="ce4"/>
          <table:table-cell table:style-name="ce4" office:value-type="string">
            <text:p>N-35-35-28.669738 E-139-34-48.940429</text:p>
          </table:table-cell>
          <table:table-cell table:style-name="ce38" table:formula="of:=IF([.E2]=&quot;&quot;;[.C2];CONCATENATE([.C2];&quot; / &quot;;[.E2]))" office:value-type="string" office:string-value=":m RES 1*2 / free# JVEMV6 68#_17:s-1 / 68. theoretical-physics(tp) / w=外積；；,topics=~,other=thought+,s=~,i=~,doc=r-1-3~1#8~1#5">
            <text:p>:m RES 1*2 / free# JVEMV6 68#_17:s-1 / 68. theoretical-physics(tp) / w=外積；；,topics=~,other=thought+,s=~,i=~,doc=r-1-3~1#8~1#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7_11-07-15_000.jpg</text:p>
          </table:table-cell>
          <table:table-cell table:style-name="ce20" office:value-type="string">
            <text:p>:m RES 2*2 / free# JVEMV6 68#_17:s-1 / 68. theoretical-physics(tp) / w=~,topics=~,other=thought+,s=~,i=~,doc=r-1-3~1#8~1#5</text:p>
          </table:table-cell>
          <table:table-cell table:style-name="ce4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3]=&quot;&quot;;[.C3];CONCATENATE([.C3];&quot; / &quot;;[.E3]))" office:value-type="string" office:string-value=":m RES 2*2 / free# JVEMV6 68#_17:s-1 / 68. theoretical-physics(tp) / w=~,topics=~,other=thought+,s=~,i=~,doc=r-1-3~1#8~1#5">
            <text:p>:m RES 2*2 / free# JVEMV6 68#_17:s-1 / 68. theoretical-physics(tp) / w=~,topics=~,other=thought+,s=~,i=~,doc=r-1-3~1#8~1#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17_12-40-15_000.jpg</text:p>
          </table:table-cell>
          <table:table-cell table:style-name="ce20" office:value-type="string">
            <text:p>:m dessin,sketch / des. object=輪袈裟 / @web画像 / other=~,memo~,found~,id=CJWP,occasion=『宇治拾遺物語』 ||| :m dessin,sketch / des. object=モクゲンジ / @web画像 / other=~,memo~,found~,id=LTU1,occasion=『宇治拾遺物語』</text:p>
          </table:table-cell>
          <table:table-cell table:style-name="ce19"/>
          <table:table-cell table:style-name="ce4"/>
          <table:table-cell table:style-name="ce4" office:value-type="string">
            <text:p>N-35-35-28.642272 E-139-34-49.270019</text:p>
          </table:table-cell>
          <table:table-cell table:style-name="ce38" table:formula="of:=IF([.E4]=&quot;&quot;;[.C4];CONCATENATE([.C4];&quot; / &quot;;[.E4]))" office:value-type="string" office:string-value=":m dessin,sketch / des. object=輪袈裟 / @web画像 / other=~,memo~,found~,id=CJWP,occasion=『宇治拾遺物語』 ||| :m dessin,sketch / des. object=モクゲンジ / @web画像 / other=~,memo~,found~,id=LTU1,occasion=『宇治拾遺物語』">
            <text:p>:m dessin,sketch / des. object=輪袈裟 / @web画像 / other=~,memo~,found~,id=CJWP,occasion=『宇治拾遺物語』 ||| :m dessin,sketch / des. object=モクゲンジ / @web画像 / other=~,memo~,found~,id=LTU1,occasion=『宇治拾遺物語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17_16-03-00_000.jpg</text:p>
          </table:table-cell>
          <table:table-cell table:style-name="ce20" office:value-type="string">
            <text:p>:bookmemo / 読んだ本 / 『戦中派の死生観』 / 著者=吉田満 / </text:p>
          </table:table-cell>
          <table:table-cell table:style-name="ce17"/>
          <table:table-cell table:style-name="ce4"/>
          <table:table-cell table:style-name="ce4" office:value-type="string">
            <text:p>N-35-35-28.573608 E-139-34-49.105224</text:p>
          </table:table-cell>
          <table:table-cell table:style-name="ce38" table:formula="of:=IF([.E5]=&quot;&quot;;[.C5];CONCATENATE([.C5];&quot; / &quot;;[.E5]))" office:value-type="string" office:string-value=":bookmemo / 読んだ本 / 『戦中派の死生観』 / 著者=吉田満 / ">
            <text:p>:bookmemo / 読んだ本 / 『戦中派の死生観』 / 著者=吉田満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17_16-03-08_000.jpg</text:p>
          </table:table-cell>
          <table:table-cell table:style-name="ce20" office:value-type="string">
            <text:p>:bookmemo / 読んだ本 / 『日本人の忘れもの』 / 著者=会田雄次 / </text:p>
          </table:table-cell>
          <table:table-cell table:style-name="ce19"/>
          <table:table-cell table:style-name="ce4"/>
          <table:table-cell table:style-name="ce4" office:value-type="string">
            <text:p>N-35-35-28.573608 E-139-34-49.105224</text:p>
          </table:table-cell>
          <table:table-cell table:style-name="ce38" table:formula="of:=IF([.E6]=&quot;&quot;;[.C6];CONCATENATE([.C6];&quot; / &quot;;[.E6]))" office:value-type="string" office:string-value=":bookmemo / 読んだ本 / 『日本人の忘れもの』 / 著者=会田雄次 / ">
            <text:p>:bookmemo / 読んだ本 / 『日本人の忘れもの』 / 著者=会田雄次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17_19-09-18_000.jpg</text:p>
          </table:table-cell>
          <table:table-cell table:style-name="ce20" office:value-type="string">
            <text:p>:m :篠笛,shinobue #*# / session-memo / s.1:prac,for=指打ち：色々,ReX,tempo=~,other=~,key=D,notes=~,R=~</text:p>
          </table:table-cell>
          <table:table-cell table:style-name="ce17"/>
          <table:table-cell table:style-name="ce4"/>
          <table:table-cell table:style-name="ce4" office:value-type="string">
            <text:p>N-35-35-28.642272 E-139-34-48.885498</text:p>
          </table:table-cell>
          <table:table-cell table:style-name="ce38" table:formula="of:=IF([.E7]=&quot;&quot;;[.C7];CONCATENATE([.C7];&quot; / &quot;;[.E7]))" office:value-type="string" office:string-value=":m :篠笛,shinobue #*# / session-memo / s.1:prac,for=指打ち：色々,ReX,tempo=~,other=~,key=D,notes=~,R=~">
            <text:p>:m :篠笛,shinobue #*# / session-memo / s.1:prac,for=指打ち：色々,ReX,tempo=~,other=~,key=D,notes=~,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17_20-35-34_000.jpg</text:p>
          </table:table-cell>
          <table:table-cell table:style-name="ce20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8.601074 E-139-34-48.885498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18_00-42-58_000.jpg</text:p>
          </table:table-cell>
          <table:table-cell table:style-name="ce20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72467 E-139-34-49.160156</text:p>
          </table:table-cell>
          <table:table-cell table:style-name="ce38" table:formula="of:=IF([.E9]=&quot;&quot;;[.C9];CONCATENATE([.C9];&quot; / &quot;;[.E9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18_01-47-15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669738 E-139-34-49.434814</text:p>
          </table:table-cell>
          <table:table-cell table:style-name="ce38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18_07-17-33_000.jpg</text:p>
          </table:table-cell>
          <table:table-cell table:style-name="ce17" office:value-type="string">
            <text:p>:m :lets / action activity / やること / genre=食べ物 / content=赤紫蘇：チンして、酢を垂らす：薬味にする ||| :m :lets / action activity / やること / genre=食べ物 / content=マンガという形で、俺が愛しているものを描こう；イラストでいい、物語ではなくて、構わない</text:p>
          </table:table-cell>
          <table:table-cell table:style-name="ce17"/>
          <table:table-cell table:style-name="ce4"/>
          <table:table-cell table:style-name="ce4" office:value-type="string">
            <text:p>N-35-35-28.601074 E-139-34-49.105224</text:p>
          </table:table-cell>
          <table:table-cell table:style-name="ce38" table:formula="of:=IF([.E11]=&quot;&quot;;[.C11];CONCATENATE([.C11];&quot; / &quot;;[.E11]))" office:value-type="string" office:string-value=":m :lets / action activity / やること / genre=食べ物 / content=赤紫蘇：チンして、酢を垂らす：薬味にする ||| :m :lets / action activity / やること / genre=食べ物 / content=マンガという形で、俺が愛しているものを描こう；イラストでいい、物語ではなくて、構わない">
            <text:p>:m :lets / action activity / やること / genre=食べ物 / content=赤紫蘇：チンして、酢を垂らす：薬味にする ||| :m :lets / action activity / やること / genre=食べ物 / content=マンガという形で、俺が愛しているものを描こう；イラストでいい、物語ではなくて、構わな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18_07-23-04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9.315185 E-139-34-49.929199</text:p>
          </table:table-cell>
          <table:table-cell table:style-name="ce38" table:formula="of:=IF([.E12]=&quot;&quot;;[.C12];CONCATENATE([.C12];&quot; / &quot;;[.E1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1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8">2021/06/18</text:date>, <text:time>08:57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18T08:57:10.03</dc:date>
    <dc:creator>iwabuchi ken</dc:creator>
    <meta:editing-duration>P34DT12H30M13S</meta:editing-duration>
    <meta:editing-cycles>12730</meta:editing-cycles>
    <meta:document-statistic meta:table-count="1" meta:cell-count="355" meta:object-count="0"/>
  </office:meta>
</office:document-meta>
</file>